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5611in" fo:margin-left="-0.0208in" fo:margin-top="0in" fo:margin-bottom="0in" table:align="left" style:writing-mode="page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2639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="0.0382in" fo:border-left="none" fo:border-right="none" fo:border-top="0.5pt solid #000000" fo:border-bottom="0.5pt solid #000000"/>
    </style:style>
    <style:style style:name="Table4.B2" style:family="table-cell">
      <style:table-cell-properties style:vertical-align="bottom" fo:padding="0.0382in" fo:border-left="none" fo:border-right="none" fo:border-top="none" fo:border-bottom="0.5pt solid #000000"/>
    </style:style>
    <style:style style:name="Table5" style:family="table">
      <style:table-properties style:width="4.5611in" fo:margin-left="-0.0208in" fo:margin-top="0in" fo:margin-bottom="0in" table:align="left" style:writing-mode="page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263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5611in" fo:margin-left="-0.0208in" fo:margin-top="0in" fo:margin-bottom="0in" table:align="left" style:writing-mode="page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263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5611in" fo:margin-left="-0.0208in" fo:margin-top="0in" fo:margin-bottom="0in" table:align="left" style:writing-mode="page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2639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5611in" fo:margin-left="-0.0208in" fo:margin-top="0in" fo:margin-bottom="0in" table:align="left" style:writing-mode="page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2639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8f2da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b19f9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1e7bed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1f1369"/>
    </style:style>
    <style:style style:name="P7" style:family="paragraph" style:parent-style-name="Standard">
      <style:text-properties officeooo:rsid="00140431" officeooo:paragraph-rsid="00140431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17722b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18f2da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1f1369"/>
    </style:style>
    <style:style style:name="P12" style:family="paragraph" style:parent-style-name="Title">
      <style:text-properties officeooo:rsid="00148229" officeooo:paragraph-rsid="00148229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148229" officeooo:paragraph-rsid="00148229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148229" officeooo:paragraph-rsid="0017722b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4fcf4" officeooo:paragraph-rsid="0014fcf4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4fcf4" officeooo:paragraph-rsid="0017722b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rsid="0017722b" officeooo:paragraph-rsid="0017722b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7722b" officeooo:paragraph-rsid="0017722b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17722b" officeooo:paragraph-rsid="00177501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7722b" officeooo:paragraph-rsid="0017722b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77501" officeooo:paragraph-rsid="00177501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f2da" officeooo:paragraph-rsid="0018f2da" style:font-weight-asian="bold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387" officeooo:paragraph-rsid="001c2387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a640" officeooo:paragraph-rsid="0019a640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99b6" officeooo:paragraph-rsid="001a99b6" style:font-weight-asian="bold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d6ec" officeooo:paragraph-rsid="0019d6ec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e7bed" officeooo:paragraph-rsid="001e7bed" style:font-weight-asian="bold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13d2" officeooo:paragraph-rsid="001e7bed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f1369" officeooo:paragraph-rsid="001f1369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177501" officeooo:paragraph-rsid="00177501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officeooo:rsid="00177501" officeooo:paragraph-rsid="00177501"/>
    </style:style>
    <style:style style:name="P32" style:family="paragraph" style:parent-style-name="Standard">
      <style:text-properties officeooo:rsid="0018bcad" officeooo:paragraph-rsid="0018f2da"/>
    </style:style>
    <style:style style:name="P33" style:family="paragraph" style:parent-style-name="Standard">
      <style:text-properties officeooo:rsid="0018bcad" officeooo:paragraph-rsid="001f1369"/>
    </style:style>
    <style:style style:name="P34" style:family="paragraph" style:parent-style-name="Standard">
      <style:text-properties officeooo:paragraph-rsid="0018f2da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18f2da" officeooo:paragraph-rsid="0018f2da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18f2da" officeooo:paragraph-rsid="001b19f9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18f2da" officeooo:paragraph-rsid="001e7be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1c2387" officeooo:paragraph-rsid="001c2387"/>
    </style:style>
    <style:style style:name="P39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40" style:family="paragraph" style:parent-style-name="Standard">
      <style:text-properties officeooo:paragraph-rsid="001e7be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1e7bed" officeooo:paragraph-rsid="001e7be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9a640" officeooo:paragraph-rsid="0019a640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19a640" officeooo:paragraph-rsid="0019d6ec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19a640" officeooo:paragraph-rsid="001f1369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officeooo:rsid="0019a640" officeooo:paragraph-rsid="0019a640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a99b6" officeooo:paragraph-rsid="001a99b6" style:font-weight-asian="normal" style:font-weight-complex="normal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a640" officeooo:paragraph-rsid="0019a640" style:font-weight-asian="normal" style:font-weight-complex="normal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d6ec" officeooo:paragraph-rsid="0019d6ec" style:font-weight-asian="normal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c13d2" officeooo:paragraph-rsid="001e7bed" style:font-weight-asian="normal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19d6ec" officeooo:paragraph-rsid="0019d6ec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officeooo:rsid="0019d6ec" officeooo:paragraph-rsid="0019d6ec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1b19f9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1e7bed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27d4cd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2c1486"/>
    </style:style>
    <style:style style:name="P56" style:family="paragraph" style:parent-style-name="Standard">
      <style:text-properties officeooo:paragraph-rsid="001b19f9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1f8a22" officeooo:paragraph-rsid="001caca8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1f8a22" officeooo:paragraph-rsid="001e7bed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1c13d2" officeooo:paragraph-rsid="001e7bed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1ba298" officeooo:paragraph-rsid="001e7be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1f1369" officeooo:paragraph-rsid="001f1369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officeooo:rsid="0020b75f" officeooo:paragraph-rsid="0020b75f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28e30e" officeooo:paragraph-rsid="0028e30e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29db8e" officeooo:paragraph-rsid="0029db8e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2b4cc8" officeooo:paragraph-rsid="002b4cc8"/>
    </style:style>
    <style:style style:name="P66" style:family="paragraph" style:parent-style-name="Heading_20_1">
      <style:paragraph-properties fo:break-before="page"/>
      <style:text-properties officeooo:rsid="00148229" officeooo:paragraph-rsid="00148229"/>
    </style:style>
    <style:style style:name="P67" style:family="paragraph" style:parent-style-name="Heading_20_1" style:list-style-name=""/>
    <style:style style:name="P68" style:family="paragraph" style:parent-style-name="Heading_20_1" style:list-style-name="">
      <style:text-properties officeooo:paragraph-rsid="001f1369"/>
    </style:style>
    <style:style style:name="P69" style:family="paragraph" style:parent-style-name="Heading_20_1">
      <style:paragraph-properties fo:break-before="page"/>
      <style:text-properties officeooo:paragraph-rsid="001f1369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paragraph-rsid="001bbb00"/>
    </style:style>
    <style:style style:name="P72" style:family="paragraph" style:parent-style-name="Heading_20_1">
      <style:paragraph-properties fo:break-before="page"/>
      <style:text-properties officeooo:rsid="001e7bed" officeooo:paragraph-rsid="001e7bed"/>
    </style:style>
    <style:style style:name="P73" style:family="paragraph" style:parent-style-name="Heading_20_1">
      <style:text-properties officeooo:paragraph-rsid="001e7bed"/>
    </style:style>
    <style:style style:name="P74" style:family="paragraph" style:parent-style-name="Standard">
      <style:paragraph-properties fo:text-align="end" style:justify-single-word="false">
        <style:tab-stops/>
      </style:paragraph-properties>
      <style:text-properties officeooo:paragraph-rsid="001b19f9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1b19f9" officeooo:paragraph-rsid="002c2369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02c2369" officeooo:paragraph-rsid="002c2369"/>
    </style:style>
    <style:style style:name="T1" style:family="text">
      <style:text-properties officeooo:rsid="0014fcf4"/>
    </style:style>
    <style:style style:name="T2" style:family="text">
      <style:text-properties officeooo:rsid="0017722b"/>
    </style:style>
    <style:style style:name="T3" style:family="text">
      <style:text-properties officeooo:rsid="001775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d6ec" style:font-weight-asian="bold" style:font-weight-complex="bold"/>
    </style:style>
    <style:style style:name="T6" style:family="text">
      <style:text-properties fo:font-weight="bold" officeooo:rsid="001f1369" style:font-weight-asian="bold" style:font-weight-complex="bold"/>
    </style:style>
    <style:style style:name="T7" style:family="text">
      <style:text-properties fo:font-weight="bold" officeooo:rsid="002440d6" style:font-weight-asian="bold" style:font-weight-complex="bold"/>
    </style:style>
    <style:style style:name="T8" style:family="text">
      <style:text-properties officeooo:rsid="0019a64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a640" style:font-weight-asian="normal" style:font-weight-complex="normal"/>
    </style:style>
    <style:style style:name="T11" style:family="text">
      <style:text-properties fo:font-weight="normal" officeooo:rsid="0019d6ec" style:font-weight-asian="normal" style:font-weight-complex="normal"/>
    </style:style>
    <style:style style:name="T12" style:family="text">
      <style:text-properties fo:font-weight="normal" officeooo:rsid="001f1369" style:font-weight-asian="normal" style:font-weight-complex="normal"/>
    </style:style>
    <style:style style:name="T13" style:family="text">
      <style:text-properties fo:font-weight="normal" officeooo:rsid="002440d6" style:font-weight-asian="normal" style:font-weight-complex="normal"/>
    </style:style>
    <style:style style:name="T14" style:family="text">
      <style:text-properties officeooo:rsid="0019d6ec"/>
    </style:style>
    <style:style style:name="T15" style:family="text">
      <style:text-properties officeooo:rsid="001bbb00"/>
    </style:style>
    <style:style style:name="T16" style:family="text">
      <style:text-properties officeooo:rsid="001e7bed"/>
    </style:style>
    <style:style style:name="T17" style:family="text">
      <style:text-properties officeooo:rsid="001f1369"/>
    </style:style>
    <style:style style:name="T18" style:family="text">
      <style:text-properties officeooo:rsid="002440d6"/>
    </style:style>
    <style:style style:name="T19" style:family="text">
      <style:text-properties officeooo:rsid="00247d7d"/>
    </style:style>
    <style:style style:name="T20" style:family="text">
      <style:text-properties officeooo:rsid="0027d4cd"/>
    </style:style>
    <style:style style:name="T21" style:family="text">
      <style:text-properties officeooo:rsid="002c1486"/>
    </style:style>
    <style:style style:name="T22" style:family="text">
      <style:text-properties officeooo:rsid="001b19f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andom Topics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_Toc44227_966181473" text:style-name="Index_20_Link" text:visited-style-name="Index_20_Link">Ehrenfest's Principles<text:tab/>2</text:a></text:p>
          <text:p text:style-name="P39"><text:a xlink:type="simple" xlink:href="#__RefHeading___Toc57390_966181473" text:style-name="Index_20_Link" text:visited-style-name="Index_20_Link">Fourier Transformations<text:tab/>3</text:a></text:p>
          <text:p text:style-name="P39"><text:a xlink:type="simple" xlink:href="#__RefHeading___Toc57392_966181473" text:style-name="Index_20_Link" text:visited-style-name="Index_20_Link">Normalize the Wave Function<text:tab/>6</text:a></text:p>
          <text:p text:style-name="P39"><text:a xlink:type="simple" xlink:href="#__RefHeading___Toc67744_966181473" text:style-name="Index_20_Link" text:visited-style-name="Index_20_Link">Gaussian Integration Identities<text:tab/>8</text:a></text:p>
          <text:p text:style-name="P39"><text:a xlink:type="simple" xlink:href="#__RefHeading___Toc67746_966181473" text:style-name="Index_20_Link" text:visited-style-name="Index_20_Link">Second Derivatives<text:tab/>9</text:a></text:p>
          <text:p text:style-name="P39"><text:a xlink:type="simple" xlink:href="#__RefHeading___Toc67748_966181473" text:style-name="Index_20_Link" text:visited-style-name="Index_20_Link">Integration by Parts<text:tab/>9</text:a></text:p>
          <text:p text:style-name="P39"><text:a xlink:type="simple" xlink:href="#__RefHeading___Toc67750_966181473" text:style-name="Index_20_Link" text:visited-style-name="Index_20_Link">Integration by Parts<text:tab/>9</text:a></text:p>
          <text:p text:style-name="P39"><text:a xlink:type="simple" xlink:href="#__RefHeading___Toc67752_966181473" text:style-name="Index_20_Link" text:visited-style-name="Index_20_Link">Integration by Parts<text:tab/>10</text:a></text:p>
        </text:index-body>
      </text:table-of-content>
      <text:p text:style-name="P7"/>
      <text:p text:style-name="P7"/>
      <text:h text:style-name="P66" text:outline-level="1"><text:bookmark-start text:name="__RefHeading___Toc44227_966181473"/>Ehrenfest's Principles<text:bookmark-end text:name="__RefHeading___Toc44227_966181473"/></text:h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21">Recall .. the equation of momentum</text:p>
          </table:table-cell>
        </table:table-row>
        <table:table-row table:style-name="Table1.1">
          <table:table-cell table:style-name="Table1.A1" office:value-type="string">
            <text:p text:style-name="P17">1</text:p>
          </table:table-cell>
          <table:table-cell table:style-name="Table1.B1" office:value-type="string">
            <text:p text:style-name="P13">p = m * v</text:p>
          </table:table-cell>
        </table:table-row>
        <table:table-row table:style-name="Table1.1">
          <table:table-cell table:style-name="Table1.A1" office:value-type="string">
            <text:p text:style-name="P17">2</text:p>
          </table:table-cell>
          <table:table-cell table:style-name="Table1.B1" office:value-type="string">
            <text:p text:style-name="P13"><text:s/>= m [dx/dt]</text:p>
          </table:table-cell>
        </table:table-row>
        <table:table-row table:style-name="Table1.1">
          <table:table-cell table:style-name="Table1.A1" office:value-type="string">
            <text:p text:style-name="P17">3</text:p>
          </table:table-cell>
          <table:table-cell table:style-name="Table1.B1" office:value-type="string">
            <text:p text:style-name="P14">&lt;p&gt; = m [d/dt] &lt;x&g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7">4</text:p>
          </table:table-cell>
          <table:table-cell table:style-name="Table1.B1" office:value-type="string">
            <text:p text:style-name="P14">[d/dt] &lt;x&gt;<text:span text:style-name="T2"> = </text:span>&lt;p&gt; <text:span text:style-name="T2">/</text:span> m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7">5</text:p>
          </table:table-cell>
          <table:table-cell table:style-name="Table1.B1" office:value-type="string">
            <text:p text:style-name="P13">[d/dt] <text:span text:style-name="T2">&lt;</text:span>p<text:span text:style-name="T2">&gt;</text:span> = - [d/dx] V(x)</text:p>
          </table:table-cell>
        </table:table-row>
        <table:table-row table:style-name="Table1.1">
          <table:table-cell table:style-name="Table1.A1" office:value-type="string">
            <text:p text:style-name="P17">6</text:p>
          </table:table-cell>
          <table:table-cell table:style-name="Table1.B1" office:value-type="string">
            <text:p text:style-name="P13"><text:s/>= - ∇ V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7">7</text:p>
          </table:table-cell>
          <table:table-cell table:style-name="Table1.B1" office:value-type="string">
            <text:p text:style-name="P16">[d/dt] &lt;x&gt; = i / h-bar &lt; [H, x] &g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20">Recall .. Energy is momentum divided by twice the mass</text:p>
          </table:table-cell>
        </table:table-row>
        <table:table-row table:style-name="Table1.1">
          <table:table-cell table:style-name="Table1.A1" office:value-type="string">
            <text:p text:style-name="P17">8</text:p>
          </table:table-cell>
          <table:table-cell table:style-name="Table1.B1" office:value-type="string">
            <text:p text:style-name="P19">E = 1/2 m v^2 </text:p>
          </table:table-cell>
        </table:table-row>
        <table:table-row table:style-name="Table1.1">
          <table:table-cell table:style-name="Table1.A1" office:value-type="string">
            <text:p text:style-name="P31">9</text:p>
          </table:table-cell>
          <table:table-cell table:style-name="Table1.B1" office:value-type="string">
            <text:p text:style-name="P30"><text:s/>= <text:span text:style-name="T2">p^2 / 2m</text:span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31">10</text:p>
          </table:table-cell>
          <table:table-cell table:style-name="Table1.B1" office:value-type="string">
            <text:p text:style-name="P18">E [n] <text:s/>= h-bar^2 k[n]^2 / 2m</text:p>
          </table:table-cell>
        </table:table-row>
        <table:table-row table:style-name="Table1.1">
          <table:table-cell table:style-name="Table1.A1" office:value-type="string">
            <text:p text:style-name="P17">1<text:span text:style-name="T3">1</text:span></text:p>
          </table:table-cell>
          <table:table-cell table:style-name="Table1.B1" office:value-type="string">
            <text:p text:style-name="P18">= n^2 h-bar^2 PI^2 / 2ma^2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<text:span text:style-name="T3">2</text:span></text:p>
          </table:table-cell>
          <table:table-cell table:style-name="Table1.B1" office:value-type="string">
            <text:p text:style-name="P9"><text:span text:style-name="T1">[H]</text:span><text:span text:style-name="T2"> = E</text:span></text:p>
          </table:table-cell>
        </table:table-row>
        <table:table-row table:style-name="Table1.1">
          <table:table-cell table:style-name="Table1.A1" office:value-type="string">
            <text:p text:style-name="P17">1<text:span text:style-name="T3">3</text:span></text:p>
          </table:table-cell>
          <table:table-cell table:style-name="Table1.B1" office:value-type="string">
            <text:p text:style-name="P18"><text:s/>= KE + PE</text:p>
          </table:table-cell>
        </table:table-row>
        <table:table-row table:style-name="Table1.1">
          <table:table-cell table:style-name="Table1.A1" office:value-type="string">
            <text:p text:style-name="P17">1<text:span text:style-name="T3">4</text:span></text:p>
          </table:table-cell>
          <table:table-cell table:style-name="Table1.B1" office:value-type="string">
            <text:p text:style-name="P18"><text:s/>= 1/2 m v^2 + V (x)</text:p>
          </table:table-cell>
        </table:table-row>
        <table:table-row table:style-name="Table1.1">
          <table:table-cell table:style-name="Table1.A1" office:value-type="string">
            <text:p text:style-name="P17">1<text:span text:style-name="T3">5</text:span></text:p>
          </table:table-cell>
          <table:table-cell table:style-name="Table1.B1" office:value-type="string">
            <text:p text:style-name="P15">[H] = p^2 / 2m + V 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7">1<text:span text:style-name="T3">6</text:span></text:p>
          </table:table-cell>
          <table:table-cell table:style-name="Table1.B1" office:value-type="string">
            <text:p text:style-name="P13">[H, p ]= -i h-bar [d/dx] V(x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</table:table>
      <text:p text:style-name="Standard"/>
      <text:h text:style-name="P67" text:outline-level="1"/>
      <text:h text:style-name="P69" text:outline-level="1"><text:bookmark-start text:name="__RefHeading___Toc57390_966181473 Copy 1"/>Fourier Transformations<text:bookmark-end text:name="__RefHeading___Toc57390_966181473 Copy 1"/></text:h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29">Given f (p), Find O (x)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44"/>
          </table:table-cell>
        </table:table-row>
        <table:table-row table:style-name="Table9.1">
          <table:table-cell table:style-name="Table9.A1" office:value-type="string">
            <text:p text:style-name="P62">1</text:p>
          </table:table-cell>
          <table:table-cell table:style-name="Table9.B1" office:value-type="string">
            <text:p text:style-name="P61">f (p) .. is some function concerning momentum (p)</text:p>
          </table:table-cell>
        </table:table-row>
        <table:table-row table:style-name="Table9.1">
          <table:table-cell table:style-name="Table9.A1" office:value-type="string">
            <text:p text:style-name="P62">2</text:p>
          </table:table-cell>
          <table:table-cell table:style-name="Table9.B1" office:value-type="string">
            <text:p text:style-name="P61">O (x) .. is a function concerning position (x)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61"/>
          </table:table-cell>
        </table:table-row>
        <table:table-row table:style-name="Table9.1">
          <table:table-cell table:style-name="Table9.A1" office:value-type="string">
            <text:p text:style-name="P62">3</text:p>
          </table:table-cell>
          <table:table-cell table:style-name="Table9.B1" office:value-type="string">
            <text:p text:style-name="P61">A = (2 PI h-bar) </text:p>
          </table:table-cell>
        </table:table-row>
        <table:table-row table:style-name="Table9.1">
          <table:table-cell table:style-name="Table9.A1" office:value-type="string">
            <text:p text:style-name="P62">4</text:p>
          </table:table-cell>
          <table:table-cell table:style-name="Table9.B1" office:value-type="string">
            <text:p text:style-name="P61">M (x, p) = exp (i p x / h-ar)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61"/>
          </table:table-cell>
        </table:table-row>
        <table:table-row table:style-name="Table9.1">
          <table:table-cell table:style-name="Table9.A1" office:value-type="string">
            <text:p text:style-name="P62">5</text:p>
          </table:table-cell>
          <table:table-cell table:style-name="Table9.B1" office:value-type="string">
            <text:p text:style-name="P61"><text:span text:style-name="T18">g</text:span> (x) = Integrate f (p) M (x, p) dp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61"/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29">Start by Integrating O (x) with M (x, p)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><text:span text:style-name="T6">Integrate </text:span><text:span text:style-name="T7">g</text:span><text:span text:style-name="T12"> (x)</text:span><text:span text:style-name="T6"> M (x, p0) dx</text:span><text:span text:style-name="T17"> </text:span></text:p>
          </table:table-cell>
        </table:table-row>
        <table:table-row table:style-name="Table9.1">
          <table:table-cell table:style-name="Table9.A1" office:value-type="string">
            <text:p text:style-name="P62">6</text:p>
          </table:table-cell>
          <table:table-cell table:style-name="Table9.B1" office:value-type="string">
            <text:p text:style-name="P61"><text:s/>= Integrate (1/A) f (p) M (x, p) dp </text:p>
            <text:p text:style-name="P29"><text:s text:c="5"/>Integrate M (x, p0) dx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2">7</text:p>
          </table:table-cell>
          <table:table-cell table:style-name="Table9.B1" office:value-type="string">
            <text:p text:style-name="P61"><text:s/>= Integrate (1/A) f (p) dp <text:s text:c="2"/></text:p>
            <text:p text:style-name="P11"><text:span text:style-name="T17"><text:s text:c="5"/>Integrate </text:span><text:span text:style-name="T6">M (x, p)</text:span><text:span text:style-name="T17"> <text:s/>M (x, p0) dx</text:span>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2">8</text:p>
          </table:table-cell>
          <table:table-cell table:style-name="Table9.B1" office:value-type="string">
            <text:p text:style-name="P61"><text:s/>= Integrate (1/A) f (p) dp <text:s text:c="2"/></text:p>
            <text:p text:style-name="P11"><text:span text:style-name="T17"><text:s text:c="5"/>Integrate </text:span><text:span text:style-name="T6">M (x, p - p0)</text:span><text:span text:style-name="T17"> dx</text:span>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29">Recall .. that the relationship between the exponential and Dirac Delta Function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61">Integrate M (x, p - p0) dx = </text:p>
          </table:table-cell>
        </table:table-row>
        <table:table-row table:style-name="Table9.1">
          <table:table-cell table:style-name="Table9.A1" office:value-type="string">
            <text:p text:style-name="P62">9</text:p>
          </table:table-cell>
          <table:table-cell table:style-name="Table9.B1" office:value-type="string">
            <text:p text:style-name="P61"><text:s/>= Integrate exp (i p x / h-ar) <text:s/>exp (i p0 x / h-ar) dx</text:p>
          </table:table-cell>
        </table:table-row>
        <table:table-row table:style-name="Table9.1">
          <table:table-cell table:style-name="Table9.A1" office:value-type="string">
            <text:p text:style-name="P62">10</text:p>
          </table:table-cell>
          <table:table-cell table:style-name="Table9.B1" office:value-type="string">
            <text:p text:style-name="P61"><text:s/>= Integrate <text:span text:style-name="T4">exp (i (p - p0) x / h-ar)</text:span> dx</text:p>
          </table:table-cell>
        </table:table-row>
        <table:table-row table:style-name="Table9.1">
          <table:table-cell table:style-name="Table9.A1" office:value-type="string">
            <text:p text:style-name="P62">11</text:p>
          </table:table-cell>
          <table:table-cell table:style-name="Table9.B1" office:value-type="string">
            <text:p text:style-name="P61"><text:s/>= (2 PI h-bar) δ (p - p0)</text:p>
          </table:table-cell>
        </table:table-row>
        <table:table-row table:style-name="Table9.1">
          <table:table-cell table:style-name="Table9.A1" office:value-type="string">
            <text:p text:style-name="P62">12</text:p>
          </table:table-cell>
          <table:table-cell table:style-name="Table9.B1" office:value-type="string">
            <text:p text:style-name="P61"><text:s text:c="2"/>= <text:span text:style-name="T4">A</text:span> δ (p - p0) 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61"/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29">Substitute the Dirac Delta function for the M (x, p - p0)</text:p>
          </table:table-cell>
        </table:table-row>
        <table:table-row table:style-name="Table9.1">
          <table:table-cell table:style-name="Table9.A1" office:value-type="string">
            <text:p text:style-name="P62">13</text:p>
          </table:table-cell>
          <table:table-cell table:style-name="Table9.B1" office:value-type="string">
            <text:p text:style-name="P11"><text:span text:style-name="T17"><text:s/>= Integrate </text:span><text:span text:style-name="T19">(1/</text:span><text:span text:style-name="T17">A</text:span><text:span text:style-name="T19">)</text:span><text:span text:style-name="T17"> f (p) dp <text:s/></text:span><text:span text:style-name="T6">A δ (p - p0) </text:span>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2">14</text:p>
          </table:table-cell>
          <table:table-cell table:style-name="Table9.B1" office:value-type="string">
            <text:p text:style-name="P11"><text:span text:style-name="T17"><text:s/>= Integrate </text:span><text:span text:style-name="T6">(A / A)</text:span><text:span text:style-name="T17"> f (p) </text:span><text:span text:style-name="T12">δ (p - p0) dp </text:span>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ext:soft-page-break/>
        <table:table-row table:style-name="Table9.1">
          <table:table-cell table:style-name="Table9.A1" office:value-type="string">
            <text:p text:style-name="P62">15</text:p>
          </table:table-cell>
          <table:table-cell table:style-name="Table9.B1" office:value-type="string">
            <text:p text:style-name="P11"><text:span text:style-name="T17"><text:s/>= Integrate f (p) </text:span><text:span text:style-name="T12">δ (p - p0) dp </text:span>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29">Recall .. how the integral with a Dirac Delta returns the value of the function f (p) when p = p0, since the Dirac Delta only returns (1) at δ (0).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2">16</text:p>
          </table:table-cell>
          <table:table-cell table:style-name="Table9.B1" office:value-type="string">
            <text:p text:style-name="P61"><text:s/>= f (p0)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29">Thus .. in effect, we have shown how to transform an integral for momentum to an integral for position.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2">17</text:p>
          </table:table-cell>
          <table:table-cell table:style-name="Table9.B1" office:value-type="string">
            <text:p text:style-name="P61">f (p0) = <text:span text:style-name="T4">Integrate </text:span><text:span text:style-name="T13">g</text:span><text:span text:style-name="T9"> (x)</text:span><text:span text:style-name="T4"> M (x, p0) dx</text:span> 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61"/>
          </table:table-cell>
        </table:table-row>
        <table:table-row table:style-name="Table9.1">
          <table:table-cell table:style-name="Table9.A1" office:value-type="string">
            <text:p text:style-name="P62">18</text:p>
          </table:table-cell>
          <table:table-cell table:style-name="Table9.B1" office:value-type="string">
            <text:p text:style-name="P61">f (p) = <text:span text:style-name="T4">Integrate </text:span><text:span text:style-name="T13">g</text:span><text:span text:style-name="T9"> (x)</text:span><text:span text:style-name="T4"> M (x, p) dx</text:span> 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61"/>
          </table:table-cell>
        </table:table-row>
      </table:table>
      <text:h text:style-name="P68" text:outline-level="1"/>
      <text:h text:style-name="P69" text:outline-level="1"><text:bookmark-start text:name="__RefHeading___Toc57390_966181473"/>Fourier Transformations<text:bookmark-end text:name="__RefHeading___Toc57390_966181473"/></text:h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>f (x) .. some function of frequenci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>c [n] .. <text:span text:style-name="T14">constant coefficient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>x .. <text:s/><text:span text:style-name="T14">x-axis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>a .. +/- range from 0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45">1</text:p>
          </table:table-cell>
          <table:table-cell table:style-name="Table2.B1" office:value-type="string">
            <text:p text:style-name="P42">x = [<text:span text:style-name="T14">a</text:span>/2 .. <text:span text:style-name="T14">a</text:span>/2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45">2</text:p>
          </table:table-cell>
          <table:table-cell table:style-name="Table2.B1" office:value-type="string">
            <text:p text:style-name="P42">c[n] = 1/<text:span text:style-name="T14">a</text:span> Integrate [x] f (x) exp (-i 2 PI (n / <text:span text:style-name="T14">a</text:span>) x)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45">3</text:p>
          </table:table-cell>
          <table:table-cell table:style-name="Table2.B1" office:value-type="string">
            <text:p text:style-name="P42">f (x) = Sum [n = oo .. oo] c[n] exp (-i 2 PI (n / <text:span text:style-name="T14">a</text:span>) x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4">Example</text:p>
          </table:table-cell>
        </table:table-row>
        <table:table-row table:style-name="Table2.1">
          <table:table-cell table:style-name="Table2.A1" office:value-type="string">
            <text:p text:style-name="P51">4</text:p>
          </table:table-cell>
          <table:table-cell table:style-name="Table2.B1" office:value-type="string">
            <text:p text:style-name="P42">f (x) = Sum [n = 0 .. oo] </text:p>
            <text:p text:style-name="P42"><text:s text:c="8"/>a [n] sin (n PI x / a) + b [n] cos (n PI x / a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5">Recall .. <text:span text:style-name="T8">Trig</text:span> to Exponential Conversion</text:p>
          </table:table-cell>
        </table:table-row>
        <table:table-row table:style-name="Table2.1">
          <table:table-cell table:style-name="Table2.A1" office:value-type="string">
            <text:p text:style-name="P51">5</text:p>
          </table:table-cell>
          <table:table-cell table:style-name="Table2.B1" office:value-type="string">
            <text:p text:style-name="P46">exp (+/- i x) = cos (x) +/- i sin (x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51">6</text:p>
          </table:table-cell>
          <table:table-cell table:style-name="Table2.B1" office:value-type="string">
            <text:p text:style-name="P42">cos (ax) = [ exp (i a x) + exp (-i a x) ] / 2</text:p>
          </table:table-cell>
        </table:table-row>
        <table:table-row table:style-name="Table2.1">
          <table:table-cell table:style-name="Table2.A1" office:value-type="string">
            <text:p text:style-name="P51">7</text:p>
          </table:table-cell>
          <table:table-cell table:style-name="Table2.B1" office:value-type="string">
            <text:p text:style-name="P42">sin (ax) = [ exp (i a x) - exp (-i a x) ] / 2i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4">Apply the Trig to Exp conversion</text:p>
          </table:table-cell>
        </table:table-row>
        <table:table-row table:style-name="Table2.1">
          <table:table-cell table:style-name="Table2.A1" office:value-type="string">
            <text:p text:style-name="P51">8</text:p>
          </table:table-cell>
          <table:table-cell table:style-name="Table2.B1" office:value-type="string">
            <text:p text:style-name="P42">a [n] sin (n PI x / a) + b [n] cos (n PI x / a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51">9</text:p>
          </table:table-cell>
          <table:table-cell table:style-name="Table2.B1" office:value-type="string">
            <text:p text:style-name="P42">a [n] <text:span text:style-name="T4">[ exp (i a x) - exp (-i a x) ] / 2i</text:span></text:p>
            <text:p text:style-name="P47">+ b [n] <text:span text:style-name="T4">[ exp (i a x) + exp (-i a x) ] / 2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51">10</text:p>
          </table:table-cell>
          <table:table-cell table:style-name="Table2.B1" office:value-type="string">
            <text:p text:style-name="P42"><text:span text:style-name="T4">a [n] / 2i </text:span><text:span text:style-name="T9">exp (i a x)</text:span><text:span text:style-name="T4"> - a [n] / 2i </text:span><text:span text:style-name="T9">exp (-i a x) </text:span></text:p>
            <text:p text:style-name="P47">+ <text:span text:style-name="T4">b [n] / 2</text:span> exp (i a x) + <text:span text:style-name="T4">b [n] / 2 </text:span>exp (-i a x) 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51">11</text:p>
          </table:table-cell>
          <table:table-cell table:style-name="Table2.B1" office:value-type="string">
            <text:p text:style-name="P42"><text:span text:style-name="T4">( a [n] / 2i +</text:span><text:span text:style-name="T9"> </text:span><text:span text:style-name="T4">b [n] / 2) </text:span><text:span text:style-name="T9">exp (i a x)</text:span><text:span text:style-name="T4"> </text:span></text:p>
            <text:p text:style-name="P42"><text:span text:style-name="T4">- (a [n] / 2i - b [n] / 2) <text:s/></text:span><text:span text:style-name="T9">exp (-i a x) 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51">12</text:p>
          </table:table-cell>
          <table:table-cell table:style-name="Table2.B1" office:value-type="string">
            <text:p text:style-name="P42"><text:span text:style-name="T4">( a [n] / 2i +</text:span><text:span text:style-name="T9"> </text:span><text:span text:style-name="T4">b [n] / 2) </text:span><text:span text:style-name="T9">exp (i a x)</text:span><text:span text:style-name="T4"> </text:span></text:p>
            <text:p text:style-name="P42"><text:soft-page-break/><text:span text:style-name="T4">+ (b [n] / 2 - a [n] / 2i) <text:s/></text:span><text:span text:style-name="T9">exp (-i a x) 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51">13</text:p>
          </table:table-cell>
          <table:table-cell table:style-name="Table2.B1" office:value-type="string">
            <text:p text:style-name="P42">c [n] = 1/2 ( b [n] - ia [n] ), <text:span text:style-name="T4">where n &lt; 0</text:span></text:p>
          </table:table-cell>
        </table:table-row>
        <table:table-row table:style-name="Table2.1">
          <table:table-cell table:style-name="Table2.A1" office:value-type="string">
            <text:p text:style-name="P51">14</text:p>
          </table:table-cell>
          <table:table-cell table:style-name="Table2.B1" office:value-type="string">
            <text:p text:style-name="P42">c [n] = 1/2 ( b [n] + ia [n] ), <text:span text:style-name="T4">where n &gt; 0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4">Result</text:p>
          </table:table-cell>
        </table:table-row>
        <table:table-row table:style-name="Table2.1">
          <table:table-cell table:style-name="Table2.A1" office:value-type="string">
            <text:p text:style-name="P51">15</text:p>
          </table:table-cell>
          <table:table-cell table:style-name="Table2.B1" office:value-type="string">
            <text:p text:style-name="P42">f (x) = Sum [n = 0 .. oo] c [n] exp (n PI x / a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4">Find c [n]</text:p>
          </table:table-cell>
        </table:table-row>
        <table:table-row table:style-name="Table2.1">
          <table:table-cell table:style-name="Table2.A1" office:value-type="string">
            <text:p text:style-name="P51">16</text:p>
          </table:table-cell>
          <table:table-cell table:style-name="Table2.B1" office:value-type="string">
            <text:p text:style-name="P42">Integrate [x = a .. a] f (x) w [m] (x)*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2"><text:s/>= Sum [n = oo .. oo] c [n] Integrate [x] | w (x) |^2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51">17</text:p>
          </table:table-cell>
          <table:table-cell table:style-name="Table2.B1" office:value-type="string">
            <text:p text:style-name="P42">Integrate [x = a .. a] f (x) <text:span text:style-name="T4">exp (-i (n PI x / a</text:span><text:span text:style-name="T5">) </text:span><text:span text:style-name="T4">)</text:span>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><text:s/>= c [n] Integrate [x]<text:span text:style-name="T14"> </text:span><text:span text:style-name="T5">(1)</text:span>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51">18</text:p>
          </table:table-cell>
          <table:table-cell table:style-name="Table2.B1" office:value-type="string">
            <text:p text:style-name="P42">Integrate [x = a .. a] f (x) <text:span text:style-name="T9">exp (-i (n PI x / a</text:span><text:span text:style-name="T11">) </text:span><text:span text:style-name="T9">)</text:span>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><text:s/>= c [n] <text:span text:style-name="T5">(2a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51">19</text:p>
          </table:table-cell>
          <table:table-cell table:style-name="Table2.B1" office:value-type="string">
            <text:p text:style-name="P43">c [n]<text:span text:style-name="T14"> = 1/ </text:span><text:span text:style-name="T5">(2a) </text:span>Integrate [x = a .. a] f (x) <text:span text:style-name="T9">exp (-i (n PI x / a</text:span><text:span text:style-name="T11">) </text:span><text:span text:style-name="T9">)</text:span>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6">Substitutions needed ... </text:p>
          </table:table-cell>
        </table:table-row>
        <table:table-row table:style-name="Table2.1">
          <table:table-cell table:style-name="Table2.A1" office:value-type="string">
            <text:p text:style-name="P51">20</text:p>
          </table:table-cell>
          <table:table-cell table:style-name="Table2.B1" office:value-type="string">
            <text:p text:style-name="P50">k = n PI / a</text:p>
          </table:table-cell>
        </table:table-row>
        <table:table-row table:style-name="Table2.1">
          <table:table-cell table:style-name="Table2.A1" office:value-type="string">
            <text:p text:style-name="P51">21</text:p>
          </table:table-cell>
          <table:table-cell table:style-name="Table2.B1" office:value-type="string">
            <text:p text:style-name="P50">a = n PI / k</text:p>
          </table:table-cell>
        </table:table-row>
        <table:table-row table:style-name="Table2.1">
          <table:table-cell table:style-name="Table2.A1" office:value-type="string">
            <text:p text:style-name="P51">22</text:p>
          </table:table-cell>
          <table:table-cell table:style-name="Table2.B1" office:value-type="string">
            <text:p text:style-name="P50">n = a k / PI</text:p>
          </table:table-cell>
        </table:table-row>
        <table:table-row table:style-name="Table2.1">
          <table:table-cell table:style-name="Table2.A1" office:value-type="string">
            <text:p text:style-name="P51">23</text:p>
          </table:table-cell>
          <table:table-cell table:style-name="Table2.B1" office:value-type="string">
            <text:p text:style-name="P50">F (k) = sqr (2 / PI) a c [n]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1">24</text:p>
          </table:table-cell>
          <table:table-cell table:style-name="Table2.B1" office:value-type="string">
            <text:p text:style-name="P43">f (x) = Sum [n = 0 .. oo] c [n] exp (n PI x / a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1">25</text:p>
          </table:table-cell>
          <table:table-cell table:style-name="Table2.B1" office:value-type="string">
            <text:p text:style-name="P50"><text:span text:style-name="T8"><text:s/>= Sum [n = 0 .. oo] c [n] exp (</text:span> <text:span text:style-name="T4">k</text:span><text:span text:style-name="T8"> x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1">26</text:p>
          </table:table-cell>
          <table:table-cell table:style-name="Table2.B1" office:value-type="string">
            <text:p text:style-name="P50"><text:span text:style-name="T8"><text:s/>= Sum [n = 0 .. oo] </text:span><text:span text:style-name="T4">F (k) / a sqr (2 / PI)</text:span><text:span text:style-name="T8"> exp (</text:span> <text:span text:style-name="T4">k</text:span><text:span text:style-name="T8"> x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1">27</text:p>
          </table:table-cell>
          <table:table-cell table:style-name="Table2.B1" office:value-type="string">
            <text:p text:style-name="P48"><text:span text:style-name="T8"><text:s/>= Sum [n = 0 .. oo] </text:span>F (k) / <text:span text:style-name="T4">(n PI / k)</text:span> sqr (2 / PI)<text:span text:style-name="T8"> exp (</text:span> k<text:span text:style-name="T8"> x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1">28</text:p>
          </table:table-cell>
          <table:table-cell table:style-name="Table2.B1" office:value-type="string">
            <text:p text:style-name="P48"><text:span text:style-name="T8"><text:s/>= Sum [n = 0 .. oo] </text:span>F (k) <text:span text:style-name="T4">(k / n PI)</text:span> sqr (2 / PI)<text:span text:style-name="T8"> exp (</text:span> k<text:span text:style-name="T8"> x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8"/>
          </table:table-cell>
        </table:table-row>
        <table:table-row table:style-name="Table2.1">
          <table:table-cell table:style-name="Table2.A1" office:value-type="string">
            <text:p text:style-name="P51">29</text:p>
          </table:table-cell>
          <table:table-cell table:style-name="Table2.B1" office:value-type="string">
            <text:p text:style-name="P48"><text:span text:style-name="T8"><text:s/>= </text:span><text:span text:style-name="T4">sqr (1 / 2 PI) </text:span><text:span text:style-name="T8">Sum [n = 0 .. oo] </text:span>F (k) <text:span text:style-name="T4">(k / n)</text:span> <text:span text:style-name="T8"><text:s/>exp (</text:span> k<text:span text:style-name="T8"> x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8"/>
          </table:table-cell>
        </table:table-row>
        <text:soft-page-break/>
        <table:table-row table:style-name="Table2.1">
          <table:table-cell table:style-name="Table2.A1" office:value-type="string">
            <text:p text:style-name="P51">30</text:p>
          </table:table-cell>
          <table:table-cell table:style-name="Table2.B1" office:value-type="string">
            <text:p text:style-name="P48"><text:span text:style-name="T8"><text:s/>= </text:span>sqr (1 / 2 PI) <text:span text:style-name="T8">Sum [n = 0 .. oo] </text:span>F (k) (k / <text:span text:style-name="T4">(a k / PI)</text:span> ) <text:span text:style-name="T8"><text:s/></text:span></text:p>
            <text:p text:style-name="P48"><text:s text:c="7"/><text:span text:style-name="T8">exp (</text:span> k<text:span text:style-name="T8"> x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8"/>
          </table:table-cell>
        </table:table-row>
        <table:table-row table:style-name="Table2.1">
          <table:table-cell table:style-name="Table2.A1" office:value-type="string">
            <text:p text:style-name="P51">31</text:p>
          </table:table-cell>
          <table:table-cell table:style-name="Table2.B1" office:value-type="string">
            <text:p text:style-name="P48"><text:span text:style-name="T8"><text:s/>= </text:span>sqr (1 / 2 PI) <text:span text:style-name="T8">Sum [n = 0 .. oo] </text:span>F (k) <text:span text:style-name="T4">(PI / a)</text:span> <text:span text:style-name="T8">exp (</text:span> k<text:span text:style-name="T8"> x 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8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6">Note .. the relationship between Δk and (PI / a)</text:p>
          </table:table-cell>
        </table:table-row>
        <table:table-row table:style-name="Table2.1">
          <table:table-cell table:style-name="Table2.A1" office:value-type="string">
            <text:p text:style-name="P51">32</text:p>
          </table:table-cell>
          <table:table-cell table:style-name="Table2.B1" office:value-type="string">
            <text:p text:style-name="P48">Δk = (PI / a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8"/>
          </table:table-cell>
        </table:table-row>
        <table:table-row table:style-name="Table2.1">
          <table:table-cell table:style-name="Table2.A1" office:value-type="string">
            <text:p text:style-name="P51">33</text:p>
          </table:table-cell>
          <table:table-cell table:style-name="Table2.B1" office:value-type="string">
            <text:p text:style-name="P43">f (x) <text:span text:style-name="T9"><text:s/>= </text:span><text:span text:style-name="T11">sqr (1 / 2 PI) </text:span><text:span text:style-name="T9">Sum [n = 0 .. oo] </text:span><text:span text:style-name="T11">F (k) </text:span><text:span text:style-name="T9">exp (</text:span><text:span text:style-name="T11"> k</text:span><text:span text:style-name="T9"> x )</text:span><text:span text:style-name="T11"> </text:span><text:span text:style-name="T5">Δk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6">Recall ...</text:p>
          </table:table-cell>
        </table:table-row>
        <table:table-row table:style-name="Table2.1">
          <table:table-cell table:style-name="Table2.A1" office:value-type="string">
            <text:p text:style-name="P51">34</text:p>
          </table:table-cell>
          <table:table-cell table:style-name="Table2.B1" office:value-type="string">
            <text:p text:style-name="P50">F (k) = sqr (2 / PI) a c [n]</text:p>
          </table:table-cell>
        </table:table-row>
        <table:table-row table:style-name="Table2.1">
          <table:table-cell table:style-name="Table2.A1" office:value-type="string">
            <text:p text:style-name="P51">35</text:p>
          </table:table-cell>
          <table:table-cell table:style-name="Table2.B1" office:value-type="string">
            <text:p text:style-name="P50">c [n] = F (k) sqr (PI / 2) / a 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51">36</text:p>
          </table:table-cell>
          <table:table-cell table:style-name="Table2.B1" office:value-type="string">
            <text:p text:style-name="P43">c [n]<text:span text:style-name="T14"> = 1/ </text:span><text:span text:style-name="T11">(2a)</text:span><text:span text:style-name="T5"> </text:span>Integrate [x = a .. a] f (x) <text:span text:style-name="T9">exp (-i (n PI x</text:span><text:span text:style-name="T11">) </text:span><text:span text:style-name="T9">)</text:span> dx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51">37</text:p>
          </table:table-cell>
          <table:table-cell table:style-name="Table2.B1" office:value-type="string">
            <text:p text:style-name="P50">F (k) sqr (PI / 2) / a 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><text:s/>= 1/ <text:span text:style-name="T9">(2a)</text:span><text:span text:style-name="T4"> </text:span><text:span text:style-name="T8">Integrate [x = a .. a] f (x) </text:span><text:span text:style-name="T10">exp (-i (n PI x</text:span><text:span text:style-name="T9">) </text:span><text:span text:style-name="T10">)</text:span><text:span text:style-name="T8"> dx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51">38</text:p>
          </table:table-cell>
          <table:table-cell table:style-name="Table2.B1" office:value-type="string">
            <text:p text:style-name="P50">F (k) = <text:span text:style-name="T4">sqr (1 / 2 PI) 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><text:span text:style-name="T4"><text:s text:c="5"/></text:span><text:span text:style-name="T8">Integrate [x = a .. a] f (x) </text:span><text:span text:style-name="T10">exp (-i (n PI x</text:span><text:span text:style-name="T9">) </text:span><text:span text:style-name="T10">)</text:span><text:span text:style-name="T8"> dx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6">Fully Transformed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51">39</text:p>
          </table:table-cell>
          <table:table-cell table:style-name="Table2.B1" office:value-type="string">
            <text:p text:style-name="P48">F (k) = sqr (1 / 2 PI) 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0"><text:span text:style-name="T4"><text:s text:c="5"/></text:span><text:span text:style-name="T8">Integrate [x = a .. a] f (x) </text:span><text:span text:style-name="T10">exp (-i (n PI x</text:span><text:span text:style-name="T9">) </text:span><text:span text:style-name="T10">)</text:span><text:span text:style-name="T8"> dx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3"/>
          </table:table-cell>
        </table:table-row>
      </table:table>
      <text:p text:style-name="P34"/>
      <text:h text:style-name="P67" text:outline-level="1"/>
      <text:h text:style-name="P70" text:outline-level="1"><text:bookmark-start text:name="__RefHeading___Toc57392_966181473"/>Normalize the Wave Function<text:bookmark-end text:name="__RefHeading___Toc57392_966181473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w(x, t) = sin (n PI x / L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x = [0 .. L]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P (x) = Integrate [x] | N w |^2 dx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Integrate [x] <text:span text:style-name="T4">N^2</text:span> w^2 dx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<text:span text:style-name="T4">N^2</text:span> Integrate [x] w^2 dx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Integrate [x] <text:span text:style-name="T4">sin^2 (n PI x / L)</text:span> dx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2">Use the Half Angel Formula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Integrate [x] <text:span text:style-name="T4">(1/2)</text:span> (1 - cos (2 n PI x / L) ) dx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<text:span text:style-name="T4">(1/2)</text:span> Integrate [x] (1 - cos (2 n PI x / L) ) dx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(1/2) </text:p>
            <text:p text:style-name="P35"><text:s text:c="2"/>{ Integrate [x = 0 .. L] 1 dx </text:p>
            <text:p text:style-name="P35"><text:s text:c="3"/>- Integrate [x = 0 .. L] cos (2 n PI x / L) dx }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(1/2) </text:p>
            <text:p text:style-name="P35"><text:s text:c="2"/>{ x | [x = 0 .. L] </text:p>
            <text:p text:style-name="P35"><text:s text:c="3"/>- [ (L / 2 n PI) sin (2 n PI x / L) ] | [x = 0 .. L] }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(1/2) </text:p>
            <text:p text:style-name="P35"><text:s text:c="2"/>{ L</text:p>
            <text:p text:style-name="P35"><text:s text:c="3"/>- (L / 2 n PI) [ sin <text:s/>(2 n PI L / L) - sin <text:s/>(2 n PI 0 / L) ] }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(1/2) </text:p>
            <text:p text:style-name="P35"><text:s text:c="2"/>{ L</text:p>
            <text:p text:style-name="P35"><text:s text:c="3"/>- (L / 2 n PI) [ sin <text:s/>(2 n PI <text:span text:style-name="T4">1</text:span>) - sin <text:s/>(0) ] }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3">Recall .. values of sine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8">sin (0) = 0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8">sin (PI) = 0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(1/2) { L - (L / 2 n PI) [ <text:span text:style-name="T4">0 - 0</text:span> ] }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(1/2) { L - <text:span text:style-name="T4">0</text:span> ] }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<text:s/>= N^2 (L/2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22">P (x) always equal 100% or 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1 = N^2 (L/2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N^2 = 2/L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5">N = sqr (2 / L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0"/>
          </table:table-cell>
        </table:table-row>
      </table:table>
      <text:p text:style-name="P34"/>
      <text:h text:style-name="P71" text:outline-level="1"><text:bookmark-start text:name="__RefHeading___Toc67744_966181473"/>Gaussian Integration<text:span text:style-name="T15"> Identities</text:span><text:bookmark-end text:name="__RefHeading___Toc67744_966181473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76">Integrate [x] <text:span text:style-name="T22">exp (-c </text:span>| <text:span text:style-name="T22">x</text:span> | <text:span text:style-name="T22">)</text:span>^2<text:span text:style-name="T22"> dx</text:span>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76"><text:s/>= Integrate [x] <text:span text:style-name="T22">exp (-</text:span>2 <text:span text:style-name="T22">c </text:span>| <text:span text:style-name="T22">x</text:span> | <text:span text:style-name="T22">) dx</text:span>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76"><text:s/>= Integrate [x = oo .. 0] <text:span text:style-name="T22">exp (</text:span>2 <text:span text:style-name="T22">c x</text:span> <text:span text:style-name="T22">) dx</text:span></text:p>
            <text:p text:style-name="P76"><text:s/>+ Integrate [x = 0 .. oo] <text:span text:style-name="T22">exp (-</text:span>2 <text:span text:style-name="T22">c x</text:span> <text:span text:style-name="T22">) dx</text:span>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76"><text:s/>= 2 Integrate [x = 0 .. oo] <text:span text:style-name="T22">exp (-</text:span>2 <text:span text:style-name="T22">c x</text:span> <text:span text:style-name="T22">) dx</text:span>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76"><text:s/>= 2 / 2 c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75"><text:s/>= <text:span text:style-name="T20">1</text:span> / c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76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4">Integrate [x] exp (-c x) dx = <text:span text:style-name="T20">1</text:span> / c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63"><text:s/>[ x = 0 .. oo ]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2">Integrate [x] exp (-c x^2) dx = sqr (PI / c)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5">Integrate [x] exp (-x^2<text:span text:style-name="T21"> / c^2</text:span>) dx = sqr (PI <text:span text:style-name="T21">c^2</text:span>)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2">Integrate [x] x exp (-c x^2) dx = 0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2">Integrate [x] x^2 exp (-c x^2) dx = (1 / 2c) sqr (PI / c)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7">Integrate [x] exp (Ax^2 - Bx) dx = sqr (PI / A) exp ( B^2 / 4A)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64">Integrate [x] x^n exp (- a x^2) dx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64"><text:s/>= |n - 1|! sqr (PI) / 2^(n/2) <text:s/>a^( (n + 1) / 2)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57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65">Integrate [x] sin^2 (PI x / L) dx = sqr (PI / L)</text:p>
          </table:table-cell>
        </table:table-row>
        <text:soft-page-break/>
        <table:table-row table:style-name="Table4.1">
          <table:table-cell table:style-name="Table4.A1" office:value-type="string">
            <text:p text:style-name="P4"/>
          </table:table-cell>
          <table:table-cell table:style-name="Table4.B2" office:value-type="string">
            <text:p text:style-name="P65"/>
          </table:table-cell>
        </table:table-row>
      </table:table>
      <text:p text:style-name="P56"/>
      <text:h text:style-name="P72" text:outline-level="1"><text:bookmark-start text:name="__RefHeading___Toc67746_966181473"/>Second Derivatives .. [d/dx]^2<text:bookmark-end text:name="__RefHeading___Toc67746_966181473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[d/dx]^2 x w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37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<text:s/>= [d/dx] [d/dx] x w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<text:s/>= [d/dx] ( x' w + x w' )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53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<text:s/>= [d/dx] x' w + <text:s/>[d/dx] x w'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<text:s/>= ( x'' w + x' w' ) + <text:s/>( x' w' + x w'' )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<text:s/>= x'' w + ( x' w' + <text:s/>x' w') + x w''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<text:s/>= x'' w + ( 2 x' w' ) + x w''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><text:s/>= [d/dx]^2 x w + ( 2 [d/dx]x [d/dx]w ) + x [d/dx]^2w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B1" office:value-type="string">
            <text:p text:style-name="P41"/>
          </table:table-cell>
        </table:table-row>
      </table:table>
      <text:p text:style-name="P40"/>
      <text:h text:style-name="P73" text:outline-level="1"><text:bookmark-start text:name="__RefHeading___Toc67748_966181473"/>Integration by Parts<text:span text:style-name="T16"> .. [d/dx] F G </text:span><text:bookmark-end text:name="__RefHeading___Toc67748_966181473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>Integrate [d/dx] F G dx = F G | [a,b]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>Integrate <text:s/>F' G + F G' dx = F G | [a,b]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>Integrate <text:s/>F G' dx <text:s/>= F G | [a,b] - Integrate F' G dx 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27">if FG <text:s/>-&gt; 0, then ..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>Integrate <text:s/>F G' dx <text:s/>= <text:s/>- Integrate F' G dx 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41"/>
          </table:table-cell>
        </table:table-row>
      </table:table>
      <text:p text:style-name="P40"/>
      <text:h text:style-name="P73" text:outline-level="1"><text:bookmark-start text:name="__RefHeading___Toc67750_966181473"/>Integration by Parts<text:span text:style-name="T16"> .. [d/dx]^2</text:span><text:bookmark-end text:name="__RefHeading___Toc67750_966181473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>Integrate [d/dx]^2 F G dx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/>
          </table:table-cell>
        </table:table-row>
        <text:soft-page-break/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><text:s/>= Integrate <text:s/>F [d/dx] [d/dx] G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/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><text:s/>= - Integrate <text:s/>[d/dx] F [d/dx] G dx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/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><text:s/>= - Integrate <text:s/>[d/dx] [d/dx] F G dx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/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><text:s/>= - Integrate <text:s/>[d/dx]^2 F G dx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1"/>
          </table:table-cell>
        </table:table-row>
      </table:table>
      <text:p text:style-name="P40"/>
      <text:h text:style-name="P73" text:outline-level="1"><text:bookmark-start text:name="__RefHeading___Toc67752_966181473"/>Integration by Parts<text:span text:style-name="T16"> .. F x [d/dx] G dx</text:span><text:bookmark-end text:name="__RefHeading___Toc67752_96618147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/>
          </table:table-cell>
          <table:table-cell table:style-name="Table8.B1" office:value-type="string">
            <text:p text:style-name="P41">Integrate F x [d/dx] G dx</text:p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B1" office:value-type="string">
            <text:p text:style-name="P41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B1" office:value-type="string">
            <text:p text:style-name="P41"><text:s/>= - Integrate [d/dx] ( F x ) G dx</text:p>
          </table:table-cell>
        </table:table-row>
      </table:table>
      <text:p text:style-name="P40"/>
      <text:p text:style-name="P40"/>
      <text:h text:style-name="P67" text:outline-level="1"/>
      <text:h text:style-name="P70" text:outline-level="1">Solve for C/A and B/A <text:span text:style-name="T16">in terms of</text:span> d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C = A + B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dC = A - B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60"/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27">Solve for .. C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C / A = (A + B)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C / A = 1 + B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<text:span text:style-name="T4">B / A</text:span> = 1 - C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60"/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28"><text:span text:style-name="T16">Solve for .. </text:span>dC/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dC/A = (A - B)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dC/A = <text:span text:style-name="T4">1</text:span> - B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dC/A<text:span text:style-name="T4"> - 1</text:span> = - B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<text:span text:style-name="T4">- dC/A + 1</text:span> = <text:s/>B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<text:span text:style-name="T4">1 - dC/A</text:span> = <text:s/>B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<text:span text:style-name="T4">B / A</text:span> = 1 - dC/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60"/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27">Solve for C / A in terms of d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A - B = dC 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B = A - dC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/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A + B = C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<text:span text:style-name="T9">A + </text:span><text:span text:style-name="T4">( </text:span><text:span text:style-name="T9">A - dC </text:span><text:span text:style-name="T4">)</text:span><text:span text:style-name="T9"> = C</text:span>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2A <text:s/>- dC = C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(2A <text:s/>- dC = C)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2A / A <text:s/>- dC / A = C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2 <text:s/>- dC / A = C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<text:span text:style-name="T4">C / A</text:span><text:span text:style-name="T9"> = 2 <text:s/>- dC / A</text:span>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<text:span text:style-name="T9">C / A + </text:span><text:span text:style-name="T4">dC / A</text:span><text:span text:style-name="T9">= 2</text:span>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>C/ A (1 + d) = 2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28">C/ A <text:s/>= 2 / (1 + d)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9"/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27">Solve for B / A in terms of d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B = (A - dC)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[ B = (A - dC) ] / A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B / A = (A / A) - d ( C / A)</text:p>
          </table:table-cell>
        </table:table-row>
        <text:soft-page-break/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B / A = 1 - d ( 2 / (1 + d) )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<text:s/>= 1 <text:s/>- 2d <text:s/>/ (1 + d) 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49"><text:s/>= (1 + d) / (1 + d) <text:s/>- 2d <text:s/>/ (1 + d) </text:p>
            <text:p text:style-name="P49"><text:s/>= (1 + d - 2d) / (1 + d) 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28">B / A <text:s/>= (1 - d) / (1 + d) 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28"/>
          </table:table-cell>
        </table:table-row>
      </table:table>
      <text:p text:style-name="P40"/>
      <text:p text:style-name="P40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10-18T12:21:24.409600071</dc:date>
    <meta:editing-duration>P25DT6H59M29S</meta:editing-duration>
    <meta:editing-cycles>29</meta:editing-cycles>
    <meta:generator>LibreOffice/7.5.9.2$Linux_X86_64 LibreOffice_project/50$Build-2</meta:generator>
    <meta:print-date>2024-08-27T14:46:38.573648767</meta:print-date>
    <meta:document-statistic meta:table-count="10" meta:image-count="0" meta:object-count="0" meta:page-count="15" meta:paragraph-count="308" meta:word-count="2228" meta:character-count="7490" meta:non-whitespace-character-count="5360"/>
  </office:meta>
</office:document-meta>
</file>